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15049a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ff0000" fo:font-weight="bold" officeooo:rsid="0010ffc7" officeooo:paragraph-rsid="0010ffc7" style:font-weight-asian="bold" style:font-weight-complex="bold"/>
    </style:style>
    <style:style style:name="P6" style:family="paragraph" style:parent-style-name="Standard">
      <style:text-properties fo:color="#1504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a146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5" style:family="text">
      <style:text-properties fo:color="#ff0000" fo:font-style="italic" style:text-underline-style="solid" style:text-underline-width="auto" style:text-underline-color="font-color" fo:font-weight="bold" officeooo:rsid="000ea146" fo:background-color="#ffff00" loext:char-shading-value="0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go da memória</text:p>
      <text:p text:style-name="Standard"/>
      <text:p text:style-name="P2">OBSEVAÇÕES:</text:p>
      <text:p text:style-name="Standard"><text:tab/><text:span text:style-name="T1">1°</text:span>("&gt;&gt;&gt;A busca pelos elementos não será mais feita por linhas e colunas mas, apenas por linha assim não a necessidade de repetir o processo de digitar linha e coluna duas vezes como dito na primeira versão do algoritmo tornando assim o código mais enxuto.&lt;&lt;&lt;").</text:p>
      <text:p text:style-name="Standard"/>
      <text:p text:style-name="Standard"><text:tab/><text:span text:style-name="T1">2°</text:span>("Constatou-se que o código na entrada de dados se repete então, verivica-se a possibilidade de criar uma função para <text:s/>que não precise digitar o mesmo código novamente deixando o jogo mais enxuto ").<text:tab/><text:tab/><text:tab/></text:p>
      <text:p text:style-name="Standard"/>
      <text:p text:style-name="P1">Raciocínio:</text:p>
      <text:p text:style-name="P1">Como funciona um jogo da memória?</text:p>
      <text:p text:style-name="Standard"/>
      <text:p text:style-name="Standard">Em uma quantidade N de cartas, onde cada carta tem seu par, os jogadores devem pegar uma carta aleatória e enconytrar seu par que está entre as demais cartas todas embaralhadas e viradas para baixo.</text:p>
      <text:p text:style-name="Standard"/>
      <text:p text:style-name="Standard">Se o jogador encontrar a carta correspondente a carta q ele pegou então as cartas ficarão com aface para cima e ele continua além de marcar um ponto cada vez que ele acertar.</text:p>
      <text:p text:style-name="Standard"/>
      <text:p text:style-name="Standard">Caso o jogador pegue uma carta que não corresponda a carta que ele pegou inicialmente, então, ele deve colocar as cartas de volta no lugar com suas faces voltadas para baixo e a vez passará para o próximo jogador. </text:p>
      <text:p text:style-name="Standard"/>
      <text:p text:style-name="Standard">O jogo termina quando todos os pares <text:s/>de cartas forem encontrados. O jodador que encontrou mais pares soma mais pontos e vence o jogo.</text:p>
      <text:p text:style-name="Standard"/>
      <text:p text:style-name="Standard">O modelo acima descrito estaá na sua forma física. O trabalho agora é criar um algoritmo para desenvolvelo na sua forma virtual.</text:p>
      <text:p text:style-name="Standard"/>
      <text:p text:style-name="Standard"/>
      <text:p text:style-name="P1">Início:</text:p>
      <text:p text:style-name="Standard">Receber um array do tipo string chamado <text:span text:style-name="T3">deck;</text:span></text:p>
      <text:p text:style-name="Standard">O array conterá 8 elementos e cada elemento conterá seu par totalizando um total de 16 elementos no array.</text:p>
      <text:p text:style-name="Standard">O array deverá ser exibido na tela mas, seus elementos devem estar ocultos pelo caractere <text:span text:style-name="T3">'?'.</text:span></text:p>
      <text:p text:style-name="Standard">Seus elementos devem ser embaralhados sempre que o jogo começar e apenas antes do jogo começar.</text:p>
      <text:p text:style-name="Standard"/>
      <text:p text:style-name="Standard"><text:span text:style-name="T1">Entrada</text:span>:</text:p>
      <text:p text:style-name="Standard"/>
      <text:p text:style-name="P3">PASSO 1:</text:p>
      <text:p text:style-name="Standard">Receber o dado digitado pelo usuário;</text:p>
      <text:p text:style-name="Standard">Este dado será do tipo numérico;</text:p>
      <text:p text:style-name="Standard">Este número representará o índice do array deck;</text:p>
      <text:p text:style-name="Standard"/>
      <text:p text:style-name="Standard"><text:s/><text:span text:style-name="T2">OBS:</text:span></text:p>
      <text:p text:style-name="Standard"><text:tab/>*Na primeira vez receberá o dado que ira buscar o elemento que servirá de parâmetro de comparação.</text:p>
      <text:p text:style-name="Standard"><text:soft-page-break/><text:tab/>*Na segunda vez receberá o dado que ira buscar o elemento que será comparando ao parâmetro.</text:p>
      <text:p text:style-name="Standard"><text:tab/><text:span text:style-name="T4">*</text:span><text:span text:style-name="T5">possibilidade de criar uma function para não repetir código</text:span></text:p>
      <text:p text:style-name="Standard"><text:tab/></text:p>
      <text:p text:style-name="Standard"><text:span text:style-name="T1">Processamento</text:span>:</text:p>
      <text:p text:style-name="P3">PASSO 1:</text:p>
      <text:p text:style-name="Standard">Percorrer o array na busca pelas coordenadas passadas;</text:p>
      <text:p text:style-name="Standard">Encontrando as coordenadas, salvar o elemento presente nestas coordenadas. ("Este <text:s/>será o primeiro elemento que será o parâmetro de comparação.").</text:p>
      <text:p text:style-name="Standard"/>
      <text:p text:style-name="P3">PASSO 2:</text:p>
      <text:p text:style-name="Standard">Percorrer o array novamente na busca pelas novas coordenadas passadas;</text:p>
      <text:p text:style-name="Standard">Encontrando as coordenadas, salvar o elemento presente nestas coordenadas. ("Este será o segundo elemento que será comparado ao primeiro elemento.").</text:p>
      <text:p text:style-name="Standard"/>
      <text:p text:style-name="Standard"><text:tab/>*"&gt;&gt;&gt;Em caso de repetição do código então transformar em <text:span text:style-name="T3">função</text:span>.&lt;&lt;&lt;".</text:p>
      <text:p text:style-name="P5"/>
      <text:p text:style-name="P5">loop{</text:p>
      <text:p text:style-name="P3">PASSO 3:</text:p>
      <text:p text:style-name="Standard">Verificar se o <text:span text:style-name="T1">2°</text:span> elemento é igual ou não ao <text:span text:style-name="T1">1° </text:span>elemento.</text:p>
      <text:p text:style-name="Standard">Se sim: exibir na tela de forma permanente estes elementos substituindo o caractere <text:span text:style-name="T3">'?'</text:span><text:span text:style-name="T1"> </text:span>por eles, somar um ponto ao jogador que acertou o par;</text:p>
      <text:p text:style-name="Standard">Se não: voltar o array ao estado anterior e passar a vez para o próximo jogador.</text:p>
      <text:p text:style-name="Standard"/>
      <text:p text:style-name="P3">PASSO 4: </text:p>
      <text:p text:style-name="Standard">Somar a pontuação de cada jogador.</text:p>
      <text:p text:style-name="Standard">Retornar o jogador que somou mais pontos como vencedor.</text:p>
      <text:p text:style-name="P5">};</text:p>
      <text:p text:style-name="Standard"><text:span text:style-name="T1">Saída</text:span>:</text:p>
      <text:p text:style-name="Standard">*Exibir o array deck na tela com seus elementos ocultados pelo caractere <text:span text:style-name="T3">'?'</text:span>.</text:p>
      <text:p text:style-name="Standard">*Exibir os pares que foram encontrados;</text:p>
      <text:p text:style-name="Standard">*Exibir a pontuação de cada jogador;</text:p>
      <text:p text:style-name="Standard">*Exibir a mensagem de vencedor para o jogador ganhador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4:04:48.488089160</meta:creation-date>
    <dc:date>2020-11-17T14:43:07.657159152</dc:date>
    <meta:editing-duration>PT38M2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48" meta:word-count="549" meta:character-count="3247" meta:non-whitespace-character-count="2729"/>
  </office:meta>
</office:document-meta>
</file>